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00000000207588af" svg:font-family="font00000000207588af"/>
    <style:font-face style:name="font0000000020758a08" svg:font-family="font0000000020758a08"/>
    <style:font-face style:name="font0000000020758a70" svg:font-family="font0000000020758a70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49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71.8pt"/>
    </style:style>
    <style:style style:name="co5" style:family="table-column">
      <style:table-column-properties fo:break-before="auto" style:column-width="90.71pt"/>
    </style:style>
    <style:style style:name="co6" style:family="table-column">
      <style:table-column-properties fo:break-before="auto" style:column-width="129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 table:null-year="1950"/>
      <table:table table:name="PiKwonDo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RJE03-166-0110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float" office:value="4" calcext:value-type="float">
            <text:p>4</text:p>
          </table:table-cell>
          <table:table-cell table:formula="of:=[.G2]*[.H2]" office:value-type="currency" office:currency="USD" office:value="2.56" calcext:value-type="currency">
            <text:p>$2.56</text:p>
          </table:table-cell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spberry Pi 3</text:p>
          </table:table-cell>
          <table:table-cell/>
          <table:table-cell office:value-type="float" office:value="3775" calcext:value-type="float">
            <text:p>3775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float" office:value="1" calcext:value-type="float">
            <text:p>1</text:p>
          </table:table-cell>
          <table:table-cell table:formula="of:=[.G3]*[.H3]" office:value-type="currency" office:currency="USD" office:value="35" calcext:value-type="currency">
            <text:p>$35.00</text:p>
          </table:table-cell>
          <table:table-cell office:value-type="string" calcext:value-type="string">
            <text:p>https://www.adafruit.com/product/3775?src=raspberryp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D Card</text:p>
          </table:table-cell>
          <table:table-cell/>
          <table:table-cell office:value-type="float" office:value="3259" calcext:value-type="float">
            <text:p>3259</text:p>
          </table:table-cell>
          <table:table-cell/>
          <table:table-cell office:value-type="currency" office:currency="USD" office:value="9.95" calcext:value-type="currency">
            <text:p>$9.95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9.95" calcext:value-type="currency">
            <text:p>$9.95</text:p>
          </table:table-cell>
          <table:table-cell office:value-type="string" calcext:value-type="string">
            <text:p>https://www.adafruit.com/product/32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wer Cable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currency" office:currency="USD" office:value="7.5" calcext:value-type="currency">
            <text:p>$7.50</text:p>
          </table:table-cell>
          <table:table-cell office:value-type="float" office:value="1" calcext:value-type="float">
            <text:p>1</text:p>
          </table:table-cell>
          <table:table-cell table:formula="of:=[.G5]*[.H5]" office:value-type="currency" office:currency="USD" office:value="7.5" calcext:value-type="currency">
            <text:p>$7.50</text:p>
          </table:table-cell>
          <table:table-cell office:value-type="string" calcext:value-type="string">
            <text:p>https://www.adafruit.com/product/1995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6]*[.H6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formula="of:=[.A6]+1" office:value-type="float" office:value="3" calcext:value-type="float">
            <text:p>3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7]*[.H7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udge Box</text:p>
          </table:table-cell>
          <table:table-cell table:number-columns-repeated="3"/>
          <table:table-cell table:formula="of:=[$'Judge Trigger Box'.I11]" office:value-type="currency" office:currency="USD" office:value="6.51" calcext:value-type="currency">
            <text:p>$6.51</text:p>
          </table:table-cell>
          <table:table-cell office:value-type="float" office:value="3" calcext:value-type="float">
            <text:p>3</text:p>
          </table:table-cell>
          <table:table-cell table:formula="of:=[.G8]*[.H8]" office:value-type="currency" office:currency="USD" office:value="19.53" calcext:value-type="currency">
            <text:p>$19.5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imer Box</text:p>
          </table:table-cell>
          <table:table-cell table:number-columns-repeated="3"/>
          <table:table-cell table:formula="of:=[$'Timer Box'.I11]" office:value-type="currency" office:currency="USD" office:value="4.43" calcext:value-type="currency">
            <text:p>$4.43</text:p>
          </table:table-cell>
          <table:table-cell office:value-type="float" office:value="1" calcext:value-type="float">
            <text:p>1</text:p>
          </table:table-cell>
          <table:table-cell table:formula="of:=[.G9]*[.H9]" office:value-type="currency" office:currency="USD" office:value="4.43" calcext:value-type="currency">
            <text:p>$4.4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udge Cable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imer Cable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12])" office:value-type="currency" office:currency="USD" office:value="78.97" calcext:value-type="currency">
            <text:p>$78.97</text:p>
          </table:table-cell>
          <table:table-cell/>
        </table:table-row>
      </table:table>
      <table:table table:name="Judge Trigger Box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dge Trigger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RJE03-166-0110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float" office:value="1" calcext:value-type="float">
            <text:p>1</text:p>
          </table:table-cell>
          <table:table-cell table:formula="of:=[.G2]*[.H2]" office:value-type="currency" office:currency="USD" office:value="0.64" calcext:value-type="currency">
            <text:p>$0.64</text:p>
          </table:table-cell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Encoder</text:p>
          </table:table-cell>
          <table:table-cell office:value-type="string" calcext:value-type="string">
            <text:p>Data Compression</text:p>
          </table:table-cell>
          <table:table-cell office:value-type="string" calcext:value-type="string">
            <text:p>SN74HC148N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4" calcext:value-type="currency">
            <text:p>$0.44</text:p>
          </table:table-cell>
          <table:table-cell office:value-type="float" office:value="1" calcext:value-type="float">
            <text:p>1</text:p>
          </table:table-cell>
          <table:table-cell table:formula="of:=[.G3]*[.H3]" office:value-type="currency" office:currency="USD" office:value="0.44" calcext:value-type="currency">
            <text:p>$0.44</text:p>
          </table:table-cell>
          <table:table-cell office:value-type="string" calcext:value-type="string">
            <text:p>https://www.mouser.com/ProductDetail/Texas-Instruments/SN74HC148N?qs=sGAEpiMZZMtxONTBFIcRfgMIbQHDmxev9Hkokn9ea%252bQ%3d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/>
          <table:table-cell office:value-type="string" calcext:value-type="string">
            <text:p>Proto Board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SB300</text:p>
          </table:table-cell>
          <table:table-cell office:value-type="string" calcext:value-type="string">
            <text:p>Nine to Nine</text:p>
          </table:table-cell>
          <table:table-cell table:formula="of:=11/20" office:value-type="currency" office:currency="USD" office:value="0.55" calcext:value-type="currency">
            <text:p>$0.55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0.55" calcext:value-type="currency">
            <text:p>$0.55</text:p>
          </table:table-cell>
          <table:table-cell office:value-type="string" calcext:value-type="string">
            <text:p>https://www.amazon.com/Double-Prototype-Universal-Printed-Circuit/dp/B01M9DJ1K3/ref=sr_1_3?s=industrial&amp;ie=UTF8&amp;qid=1522812607&amp;sr=1-3&amp;keywords=prototype+board+5x7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/>
          <table:table-cell office:value-type="string" calcext:value-type="string">
            <text:p>Front Switch</text:p>
          </table:table-cell>
          <table:table-cell office:value-type="string" calcext:value-type="string">
            <text:p>Point values 1,3, and 4</text:p>
          </table:table-cell>
          <table:table-cell office:value-type="string" calcext:value-type="string">
            <text:p>MHPS2285V</text:p>
          </table:table-cell>
          <table:table-cell office:value-type="string" calcext:value-type="string">
            <text:p>Apem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float" office:value="6" calcext:value-type="float">
            <text:p>6</text:p>
          </table:table-cell>
          <table:table-cell table:formula="of:=[.G5]*[.H5]" office:value-type="currency" office:currency="USD" office:value="3.36" calcext:value-type="currency">
            <text:p>$3.36</text:p>
          </table:table-cell>
          <table:table-cell office:value-type="string" calcext:value-type="string">
            <text:p>https://www.mouser.com/ProductDetail/Apem/MHPS2285V?qs=sGAEpiMZZMvxtGF7dlGNpukRB9Cmt7zIMn5KtKQiwQo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/>
          <table:table-cell office:value-type="string" calcext:value-type="string">
            <text:p>Trigger Switch</text:p>
          </table:table-cell>
          <table:table-cell office:value-type="string" calcext:value-type="string">
            <text:p>2 point trigger</text:p>
          </table:table-cell>
          <table:table-cell office:value-type="string" calcext:value-type="string">
            <text:p>PBH2UEEKZXNAG1RBLK</text:p>
          </table:table-cell>
          <table:table-cell office:value-type="string" calcext:value-type="string">
            <text:p>E-Switch</text:p>
          </table:table-cell>
          <table:table-cell office:value-type="currency" office:currency="USD" office:value="0.76" calcext:value-type="currency">
            <text:p>$0.76</text:p>
          </table:table-cell>
          <table:table-cell office:value-type="float" office:value="2" calcext:value-type="float">
            <text:p>2</text:p>
          </table:table-cell>
          <table:table-cell table:formula="of:=[.G6]*[.H6]" office:value-type="currency" office:currency="USD" office:value="1.52" calcext:value-type="currency">
            <text:p>$1.52</text:p>
          </table:table-cell>
          <table:table-cell office:value-type="string" calcext:value-type="string">
            <text:p>https://www.mouser.com/ProductDetail/E-Switch/PBH2UEEKZXNAG1RBLK?qs=sGAEpiMZZMvxtGF7dlGNplq90mZChBmoldThLkpNSFs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/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/>
          <table:table-cell office:value-type="string" calcext:value-type="string">
            <text:p>Button Cover</text:p>
          </table:table-cell>
          <table:table-cell/>
          <table:table-cell office:value-type="string" calcext:value-type="string">
            <text:p>ButtonCover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9])" office:value-type="currency" office:currency="USD" office:value="6.51" calcext:value-type="currency">
            <text:p>$6.51</text:p>
          </table:table-cell>
          <table:table-cell/>
        </table:table-row>
      </table:table>
      <table:table table:name="Timer Box" table:style-name="ta1"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dge Trigger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RJE03-166-0110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float" office:value="1" calcext:value-type="float">
            <text:p>1</text:p>
          </table:table-cell>
          <table:table-cell table:formula="of:=[.G2]*[.H2]" office:value-type="currency" office:currency="USD" office:value="0.64" calcext:value-type="currency">
            <text:p>$0.64</text:p>
          </table:table-cell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Encoder</text:p>
          </table:table-cell>
          <table:table-cell office:value-type="string" calcext:value-type="string">
            <text:p>Data Compression</text:p>
          </table:table-cell>
          <table:table-cell office:value-type="string" calcext:value-type="string">
            <text:p>SN74HC148N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4" calcext:value-type="currency">
            <text:p>$0.44</text:p>
          </table:table-cell>
          <table:table-cell office:value-type="float" office:value="1" calcext:value-type="float">
            <text:p>1</text:p>
          </table:table-cell>
          <table:table-cell table:formula="of:=[.G3]*[.H3]" office:value-type="currency" office:currency="USD" office:value="0.44" calcext:value-type="currency">
            <text:p>$0.44</text:p>
          </table:table-cell>
          <table:table-cell office:value-type="string" calcext:value-type="string">
            <text:p>https://www.mouser.com/ProductDetail/Texas-Instruments/SN74HC148N?qs=sGAEpiMZZMtxONTBFIcRfgMIbQHDmxev9Hkokn9ea%252bQ%3d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/>
          <table:table-cell office:value-type="string" calcext:value-type="string">
            <text:p>Proto Board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SB300</text:p>
          </table:table-cell>
          <table:table-cell office:value-type="string" calcext:value-type="string">
            <text:p>Nine to Nine</text:p>
          </table:table-cell>
          <table:table-cell table:formula="of:=11/20" office:value-type="currency" office:currency="USD" office:value="0.55" calcext:value-type="currency">
            <text:p>$0.55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0.55" calcext:value-type="currency">
            <text:p>$0.55</text:p>
          </table:table-cell>
          <table:table-cell office:value-type="string" calcext:value-type="string">
            <text:p>https://www.amazon.com/Double-Prototype-Universal-Printed-Circuit/dp/B01M9DJ1K3/ref=sr_1_3?s=industrial&amp;ie=UTF8&amp;qid=1522812607&amp;sr=1-3&amp;keywords=prototype+board+5x7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Round Control</text:p>
          </table:table-cell>
          <table:table-cell office:value-type="string" calcext:value-type="string">
            <text:p>MHPS2285V</text:p>
          </table:table-cell>
          <table:table-cell office:value-type="string" calcext:value-type="string">
            <text:p>Apem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float" office:value="5" calcext:value-type="float">
            <text:p>5</text:p>
          </table:table-cell>
          <table:table-cell table:formula="of:=[.G5]*[.H5]" office:value-type="currency" office:currency="USD" office:value="2.8" calcext:value-type="currency">
            <text:p>$2.80</text:p>
          </table:table-cell>
          <table:table-cell office:value-type="string" calcext:value-type="string">
            <text:p>https://www.mouser.com/ProductDetail/Apem/MHPS2285V?qs=sGAEpiMZZMvxtGF7dlGNpukRB9Cmt7zIMn5KtKQiwQo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/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/>
          <table:table-cell office:value-type="string" calcext:value-type="string">
            <text:p>Button Cover</text:p>
          </table:table-cell>
          <table:table-cell/>
          <table:table-cell office:value-type="string" calcext:value-type="string">
            <text:p>ButtonCover</text:p>
          </table:table-cell>
          <table:table-cell office:value-type="string" calcext:value-type="string">
            <text:p>3D Printed</text:p>
          </table:table-cell>
          <table:table-cell/>
          <table:table-cell table:formula="of:=[.H5]"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9])" office:value-type="currency" office:currency="USD" office:value="4.43" calcext:value-type="currency">
            <text:p>$4.4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ont00000000207588af" svg:font-family="font00000000207588af"/>
    <style:font-face style:name="font0000000020758a08" svg:font-family="font0000000020758a08"/>
    <style:font-face style:name="font0000000020758a70" svg:font-family="font0000000020758a70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/00/0000</text:date>, <text:time style:data-style-name="N2" text:time-value="17:36:23.6029727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ames Wright</meta:initial-creator>
    <meta:creation-date>2018-03-23T15:56:26.228941414</meta:creation-date>
    <dc:date>2018-04-04T18:12:42.517769911</dc:date>
    <dc:creator>David James Wright</dc:creator>
    <meta:editing-duration>PT2H1M32S</meta:editing-duration>
    <meta:editing-cycles>18</meta:editing-cycles>
    <meta:generator>LibreOffice/5.4.4.2$MacOSX_X86_64 LibreOffice_project/2524958677847fb3bb44820e40380acbe820f960</meta:generator>
    <meta:document-statistic meta:table-count="3" meta:cell-count="195" meta:object-count="0"/>
  </office:meta>
</office:document-meta>
</file>